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6e5bf4" officeooo:paragraph-rsid="006e5bf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70c6ff" officeooo:paragraph-rsid="0070c6f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73889d" officeooo:paragraph-rsid="0074ae2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75d60a" officeooo:paragraph-rsid="0075d60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9d3156" officeooo:paragraph-rsid="009d315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56ae66" officeooo:paragraph-rsid="0156ae6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157570a" officeooo:paragraph-rsid="0157570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18cb275" officeooo:paragraph-rsid="018adf8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19ef5b5" officeooo:paragraph-rsid="019ef5b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1a3e1e8" officeooo:paragraph-rsid="01a3e1e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1a5cc5f" officeooo:paragraph-rsid="01a5cc5f" style:font-weight-asian="normal" style:font-weight-complex="normal"/>
    </style:style>
    <style:style style:name="P12" style:family="paragraph" style:parent-style-name="Standard">
      <style:text-properties fo:font-size="12pt" fo:font-weight="normal" officeooo:rsid="0029c21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1d34011" officeooo:paragraph-rsid="01d3401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6e5bf4" officeooo:paragraph-rsid="006e5bf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9b97b0" officeooo:paragraph-rsid="009b97b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9e6f94" officeooo:paragraph-rsid="009e6f9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a81f44" officeooo:paragraph-rsid="00a81f4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156ae66" officeooo:paragraph-rsid="0156ae66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185825d" officeooo:paragraph-rsid="0185825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18adf8f" officeooo:paragraph-rsid="018adf8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8dbb5e" officeooo:paragraph-rsid="008dbb5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1a3e1e8" officeooo:paragraph-rsid="01a3e1e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1a5cc5f" officeooo:paragraph-rsid="01a5cc5f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6e5bf4" officeooo:paragraph-rsid="006e5bf4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6b179d" officeooo:paragraph-rsid="006b179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8dbb5e" officeooo:paragraph-rsid="008dbb5e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8dbb5e" officeooo:paragraph-rsid="01b74d0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8dbb5e" officeooo:paragraph-rsid="01c50293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13e1705" officeooo:paragraph-rsid="013e170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1447e68" officeooo:paragraph-rsid="0141b90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14ab2f7" officeooo:paragraph-rsid="014ab2f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bd56b5" officeooo:paragraph-rsid="00bd56b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136af89" officeooo:paragraph-rsid="0136af8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13a55d4" officeooo:paragraph-rsid="013a55d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13cccf6" officeooo:paragraph-rsid="013ccc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14a7a29" officeooo:paragraph-rsid="014a7a2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1507219" officeooo:paragraph-rsid="0150721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70c6ff"/>
    </style:style>
    <style:style style:name="P39" style:family="paragraph" style:parent-style-name="Standard">
      <style:paragraph-properties fo:text-align="start" style:justify-single-word="false"/>
      <style:text-properties officeooo:paragraph-rsid="01507219"/>
    </style:style>
    <style:style style:name="P40" style:family="paragraph" style:parent-style-name="Standard">
      <style:paragraph-properties fo:text-align="start" style:justify-single-word="false"/>
      <style:text-properties officeooo:paragraph-rsid="01b91b5d"/>
    </style:style>
    <style:style style:name="P41" style:family="paragraph" style:parent-style-name="Standard">
      <style:text-properties fo:color="#00a933" loext:opacity="100%"/>
    </style:style>
    <style:style style:name="P42" style:family="paragraph" style:parent-style-name="Standard">
      <style:paragraph-properties fo:text-align="start" style:justify-single-word="false"/>
      <style:text-properties fo:color="#00a933" loext:opacity="100%" fo:font-weight="normal" officeooo:rsid="00bd56b5" officeooo:paragraph-rsid="00bd56b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a933" loext:opacity="100%" fo:font-weight="normal" officeooo:rsid="00bd56b5" officeooo:paragraph-rsid="00d8894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a933" loext:opacity="100%" fo:font-weight="normal" officeooo:rsid="00d8dfbe" officeooo:paragraph-rsid="00d8dfb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a933" loext:opacity="100%" fo:font-weight="normal" officeooo:rsid="00fdb5e4" officeooo:paragraph-rsid="00fdb5e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a933" loext:opacity="100%" fo:font-weight="normal" officeooo:rsid="00d88940" officeooo:paragraph-rsid="00d8894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a933" loext:opacity="100%" fo:font-size="12pt" fo:font-weight="normal" officeooo:rsid="0185825d" officeooo:paragraph-rsid="0185825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a933" loext:opacity="100%" fo:font-size="12pt" officeooo:rsid="019a2b6d" officeooo:paragraph-rsid="019a2b6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color="#00a933" loext:opacity="100%" officeooo:paragraph-rsid="00d8daa1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6e5bf4" officeooo:paragraph-rsid="006e5bf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0pt" fo:font-weight="normal" officeooo:rsid="0156ae66" officeooo:paragraph-rsid="0156ae66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bold" officeooo:rsid="00f503e2" officeooo:paragraph-rsid="00f503e2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bd56b5" officeooo:paragraph-rsid="00bd56b5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106b58b" officeooo:paragraph-rsid="0106b58b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weight="bold" officeooo:rsid="013cccf6" officeooo:paragraph-rsid="013cccf6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13e1705" officeooo:paragraph-rsid="013e1705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weight="bold" officeooo:rsid="013e1705" officeooo:paragraph-rsid="0141b90a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14a7a29" officeooo:paragraph-rsid="014a7a29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bold" officeooo:rsid="014ab2f7" officeooo:paragraph-rsid="014ab2f7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weight="bold" officeooo:rsid="01507219" officeooo:paragraph-rsid="01507219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ba0681"/>
    </style:style>
    <style:style style:name="P62" style:family="paragraph" style:parent-style-name="Standard">
      <style:paragraph-properties fo:text-align="center" style:justify-single-word="false"/>
      <style:text-properties officeooo:paragraph-rsid="01569b22"/>
    </style:style>
    <style:style style:name="P63" style:family="paragraph" style:parent-style-name="Standard">
      <style:paragraph-properties fo:text-align="center" style:justify-single-word="false"/>
      <style:text-properties officeooo:paragraph-rsid="0105ed67"/>
    </style:style>
    <style:style style:name="P64" style:family="paragraph" style:parent-style-name="Standard">
      <style:text-properties officeooo:rsid="0029c21f"/>
    </style:style>
    <style:style style:name="P65" style:family="paragraph" style:parent-style-name="Standard">
      <style:paragraph-properties fo:text-align="start" style:justify-single-word="false"/>
      <style:text-properties officeooo:rsid="0029c21f" officeooo:paragraph-rsid="00556123"/>
    </style:style>
    <style:style style:name="P66" style:family="paragraph" style:parent-style-name="Standard">
      <style:paragraph-properties fo:text-align="start" style:justify-single-word="false"/>
      <style:text-properties officeooo:rsid="0029c21f" officeooo:paragraph-rsid="0029c21f"/>
    </style:style>
    <style:style style:name="P67" style:family="paragraph" style:parent-style-name="Standard">
      <style:paragraph-properties fo:text-align="start" style:justify-single-word="false"/>
      <style:text-properties officeooo:rsid="0141b90a" officeooo:paragraph-rsid="0141b90a"/>
    </style:style>
    <style:style style:name="P68" style:family="paragraph" style:parent-style-name="Standard">
      <style:paragraph-properties fo:text-align="start" style:justify-single-word="false"/>
      <style:text-properties officeooo:rsid="01b91b5d" officeooo:paragraph-rsid="01b91b5d"/>
    </style:style>
    <style:style style:name="P69" style:family="paragraph" style:parent-style-name="Standard">
      <style:paragraph-properties fo:text-align="start" style:justify-single-word="false"/>
      <style:text-properties officeooo:rsid="01b91b5d" officeooo:paragraph-rsid="01c6cde1"/>
    </style:style>
    <style:style style:name="P70" style:family="paragraph" style:parent-style-name="Standard">
      <style:paragraph-properties fo:text-align="start" style:justify-single-word="false"/>
      <style:text-properties officeooo:rsid="01b91b5d" officeooo:paragraph-rsid="01d92c18"/>
    </style:style>
    <style:style style:name="T1" style:family="text">
      <style:text-properties fo:font-size="14pt" fo:font-weight="normal" officeooo:rsid="0070c6ff" style:font-weight-asian="normal" style:font-weight-complex="normal"/>
    </style:style>
    <style:style style:name="T2" style:family="text">
      <style:text-properties fo:font-size="12pt" fo:font-weight="bold" officeooo:rsid="0070c6ff" style:font-weight-asian="bold" style:font-weight-complex="bold"/>
    </style:style>
    <style:style style:name="T3" style:family="text">
      <style:text-properties fo:font-size="12pt" fo:font-weight="bold" officeooo:rsid="0073889d" style:font-weight-asian="bold" style:font-weight-complex="bold"/>
    </style:style>
    <style:style style:name="T4" style:family="text">
      <style:text-properties officeooo:rsid="0070c6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4ae2a" style:font-weight-asian="bold" style:font-weight-complex="bold"/>
    </style:style>
    <style:style style:name="T7" style:family="text">
      <style:text-properties fo:font-weight="bold" officeooo:rsid="008479d7" style:font-weight-asian="bold" style:font-weight-complex="bold"/>
    </style:style>
    <style:style style:name="T8" style:family="text">
      <style:text-properties fo:font-weight="bold" officeooo:rsid="000e423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bd56b5" style:font-weight-asian="normal" style:font-weight-complex="normal"/>
    </style:style>
    <style:style style:name="T11" style:family="text">
      <style:text-properties fo:font-weight="normal" officeooo:rsid="00d88940" style:font-weight-asian="normal" style:font-weight-complex="normal"/>
    </style:style>
    <style:style style:name="T12" style:family="text">
      <style:text-properties fo:font-weight="normal" officeooo:rsid="00d8daa1" style:font-weight-asian="normal" style:font-weight-complex="normal"/>
    </style:style>
    <style:style style:name="T13" style:family="text">
      <style:text-properties fo:font-weight="normal" officeooo:rsid="00e53f79" style:font-weight-asian="normal" style:font-weight-complex="normal"/>
    </style:style>
    <style:style style:name="T14" style:family="text">
      <style:text-properties fo:font-weight="normal" officeooo:rsid="00e76291" style:font-weight-asian="normal" style:font-weight-complex="normal"/>
    </style:style>
    <style:style style:name="T15" style:family="text">
      <style:text-properties fo:font-weight="normal" officeooo:rsid="014286f1" style:font-weight-asian="normal" style:font-weight-complex="normal"/>
    </style:style>
    <style:style style:name="T16" style:family="text">
      <style:text-properties fo:font-weight="normal" officeooo:rsid="01447e68" style:font-weight-asian="normal" style:font-weight-complex="normal"/>
    </style:style>
    <style:style style:name="T17" style:family="text">
      <style:text-properties fo:font-weight="normal" officeooo:rsid="01507219" style:font-weight-asian="normal" style:font-weight-complex="normal"/>
    </style:style>
    <style:style style:name="T18" style:family="text">
      <style:text-properties fo:font-weight="normal" officeooo:rsid="01517400" style:font-weight-asian="normal" style:font-weight-complex="normal"/>
    </style:style>
    <style:style style:name="T19" style:family="text">
      <style:text-properties fo:font-weight="normal" officeooo:rsid="00f503e2" style:font-weight-asian="normal" style:font-weight-complex="normal"/>
    </style:style>
    <style:style style:name="T20" style:family="text">
      <style:text-properties fo:font-weight="normal" officeooo:rsid="00f74cf7" style:font-weight-asian="normal" style:font-weight-complex="normal"/>
    </style:style>
    <style:style style:name="T21" style:family="text">
      <style:text-properties fo:font-weight="normal" officeooo:rsid="018cb275" style:font-weight-asian="normal" style:font-weight-complex="normal"/>
    </style:style>
    <style:style style:name="T22" style:family="text">
      <style:text-properties fo:font-size="24pt" fo:font-weight="bold" officeooo:rsid="000e423a" style:font-weight-asian="bold" style:font-weight-complex="bold"/>
    </style:style>
    <style:style style:name="T23" style:family="text">
      <style:text-properties fo:font-size="24pt" fo:font-weight="bold" officeooo:rsid="00ba0681" style:font-weight-asian="bold" style:font-weight-complex="bold"/>
    </style:style>
    <style:style style:name="T24" style:family="text">
      <style:text-properties fo:font-size="24pt" fo:font-weight="bold" officeooo:rsid="00bbb9ff" style:font-weight-asian="bold" style:font-weight-complex="bold"/>
    </style:style>
    <style:style style:name="T25" style:family="text">
      <style:text-properties fo:font-size="24pt" fo:font-weight="bold" officeooo:rsid="00bd3981" style:font-weight-asian="bold" style:font-weight-complex="bold"/>
    </style:style>
    <style:style style:name="T26" style:family="text">
      <style:text-properties fo:font-size="24pt" fo:font-weight="bold" officeooo:rsid="0105ed67" style:font-weight-asian="bold" style:font-weight-complex="bold"/>
    </style:style>
    <style:style style:name="T27" style:family="text">
      <style:text-properties fo:font-size="24pt" fo:font-weight="bold" officeooo:rsid="01569b22" style:font-weight-asian="bold" style:font-weight-complex="bold"/>
    </style:style>
    <style:style style:name="T28" style:family="text">
      <style:text-properties officeooo:rsid="009e6f94"/>
    </style:style>
    <style:style style:name="T29" style:family="text">
      <style:text-properties officeooo:rsid="00bf2334"/>
    </style:style>
    <style:style style:name="T30" style:family="text">
      <style:text-properties officeooo:rsid="00c1a00e"/>
    </style:style>
    <style:style style:name="T31" style:family="text">
      <style:text-properties officeooo:rsid="00c2b8d4"/>
    </style:style>
    <style:style style:name="T32" style:family="text">
      <style:text-properties officeooo:rsid="00c46b4a"/>
    </style:style>
    <style:style style:name="T33" style:family="text">
      <style:text-properties officeooo:rsid="00c60953"/>
    </style:style>
    <style:style style:name="T34" style:family="text">
      <style:text-properties officeooo:rsid="00c6c40c"/>
    </style:style>
    <style:style style:name="T35" style:family="text">
      <style:text-properties officeooo:rsid="00c86ad5"/>
    </style:style>
    <style:style style:name="T36" style:family="text">
      <style:text-properties officeooo:rsid="00ca12f6"/>
    </style:style>
    <style:style style:name="T37" style:family="text">
      <style:text-properties officeooo:rsid="00cf57aa"/>
    </style:style>
    <style:style style:name="T38" style:family="text">
      <style:text-properties officeooo:rsid="00d2ed4d"/>
    </style:style>
    <style:style style:name="T39" style:family="text">
      <style:text-properties officeooo:rsid="00d7ffad"/>
    </style:style>
    <style:style style:name="T40" style:family="text">
      <style:text-properties officeooo:rsid="00d88940"/>
    </style:style>
    <style:style style:name="T41" style:family="text">
      <style:text-properties officeooo:rsid="00fc4564"/>
    </style:style>
    <style:style style:name="T42" style:family="text">
      <style:text-properties officeooo:rsid="00fee6e9"/>
    </style:style>
    <style:style style:name="T43" style:family="text">
      <style:text-properties officeooo:rsid="0101b35d"/>
    </style:style>
    <style:style style:name="T44" style:family="text">
      <style:text-properties officeooo:rsid="01058b29"/>
    </style:style>
    <style:style style:name="T45" style:family="text">
      <style:text-properties officeooo:rsid="0107de81"/>
    </style:style>
    <style:style style:name="T46" style:family="text">
      <style:text-properties officeooo:rsid="0136af89"/>
    </style:style>
    <style:style style:name="T47" style:family="text">
      <style:text-properties officeooo:rsid="0138ad2d"/>
    </style:style>
    <style:style style:name="T48" style:family="text">
      <style:text-properties officeooo:rsid="0139bd16"/>
    </style:style>
    <style:style style:name="T49" style:family="text">
      <style:text-properties officeooo:rsid="013b0198"/>
    </style:style>
    <style:style style:name="T50" style:family="text">
      <style:text-properties officeooo:rsid="013f80bf"/>
    </style:style>
    <style:style style:name="T51" style:family="text">
      <style:text-properties officeooo:rsid="014286f1"/>
    </style:style>
    <style:style style:name="T52" style:family="text">
      <style:text-properties officeooo:rsid="0148e632"/>
    </style:style>
    <style:style style:name="T53" style:family="text">
      <style:text-properties officeooo:rsid="01510241"/>
    </style:style>
    <style:style style:name="T54" style:family="text">
      <style:text-properties officeooo:rsid="01517400"/>
    </style:style>
    <style:style style:name="T55" style:family="text">
      <style:text-properties officeooo:rsid="01523378"/>
    </style:style>
    <style:style style:name="T56" style:family="text">
      <style:text-properties fo:color="#00a933" loext:opacity="100%"/>
    </style:style>
    <style:style style:name="T57" style:family="text">
      <style:text-properties fo:color="#00a933" loext:opacity="100%" fo:font-size="14pt" fo:font-weight="bold" style:font-weight-asian="bold" style:font-weight-complex="bold"/>
    </style:style>
    <style:style style:name="T58" style:family="text">
      <style:text-properties fo:color="#00a933" loext:opacity="100%" officeooo:rsid="0179d1cf"/>
    </style:style>
    <style:style style:name="T59" style:family="text">
      <style:text-properties fo:color="#00a933" loext:opacity="100%" officeooo:rsid="017b8354"/>
    </style:style>
    <style:style style:name="T60" style:family="text">
      <style:text-properties fo:color="#00a933" loext:opacity="100%" fo:font-weight="normal" style:font-weight-asian="normal" style:font-weight-complex="normal"/>
    </style:style>
    <style:style style:name="T61" style:family="text">
      <style:text-properties fo:color="#00a933" loext:opacity="100%" fo:font-weight="normal" officeooo:rsid="01447e68" style:font-weight-asian="normal" style:font-weight-complex="normal"/>
    </style:style>
    <style:style style:name="T62" style:family="text">
      <style:text-properties fo:color="#00a933" loext:opacity="100%" fo:font-weight="normal" officeooo:rsid="014286f1" style:font-weight-asian="normal" style:font-weight-complex="normal"/>
    </style:style>
    <style:style style:name="T63" style:family="text">
      <style:text-properties fo:color="#00a933" loext:opacity="100%" officeooo:rsid="01523378"/>
    </style:style>
    <style:style style:name="T64" style:family="text">
      <style:text-properties fo:color="#00a933" loext:opacity="100%" officeooo:rsid="01e34369"/>
    </style:style>
    <style:style style:name="T65" style:family="text">
      <style:text-properties officeooo:rsid="01722f96"/>
    </style:style>
    <style:style style:name="T66" style:family="text">
      <style:text-properties officeooo:rsid="01737e98"/>
    </style:style>
    <style:style style:name="T67" style:family="text">
      <style:text-properties officeooo:rsid="0173eca0"/>
    </style:style>
    <style:style style:name="T68" style:family="text">
      <style:text-properties officeooo:rsid="017b8354"/>
    </style:style>
    <style:style style:name="T69" style:family="text">
      <style:text-properties officeooo:rsid="01868a5f"/>
    </style:style>
    <style:style style:name="T70" style:family="text">
      <style:text-properties officeooo:rsid="0186b995"/>
    </style:style>
    <style:style style:name="T71" style:family="text">
      <style:text-properties officeooo:rsid="01971925"/>
    </style:style>
    <style:style style:name="T72" style:family="text">
      <style:text-properties officeooo:rsid="0198ac33"/>
    </style:style>
    <style:style style:name="T73" style:family="text">
      <style:text-properties officeooo:rsid="0199eabd"/>
    </style:style>
    <style:style style:name="T74" style:family="text">
      <style:text-properties officeooo:rsid="01aa0bf7"/>
    </style:style>
    <style:style style:name="T75" style:family="text">
      <style:text-properties officeooo:rsid="01b74d07"/>
    </style:style>
    <style:style style:name="T76" style:family="text">
      <style:text-properties officeooo:rsid="01b91b5d"/>
    </style:style>
    <style:style style:name="T77" style:family="text">
      <style:text-properties officeooo:rsid="01baff5f"/>
    </style:style>
    <style:style style:name="T78" style:family="text">
      <style:text-properties officeooo:rsid="01bcb217"/>
    </style:style>
    <style:style style:name="T79" style:family="text">
      <style:text-properties officeooo:rsid="01c1e373"/>
    </style:style>
    <style:style style:name="T80" style:family="text">
      <style:text-properties officeooo:rsid="01c27768"/>
    </style:style>
    <style:style style:name="T81" style:family="text">
      <style:text-properties officeooo:rsid="01c50293"/>
    </style:style>
    <style:style style:name="T82" style:family="text">
      <style:text-properties officeooo:rsid="01c8c8a5"/>
    </style:style>
    <style:style style:name="T83" style:family="text">
      <style:text-properties officeooo:rsid="01ca1d02"/>
    </style:style>
    <style:style style:name="T84" style:family="text">
      <style:text-properties officeooo:rsid="01cba0ae"/>
    </style:style>
    <style:style style:name="T85" style:family="text">
      <style:text-properties officeooo:rsid="01d46a86"/>
    </style:style>
    <style:style style:name="T86" style:family="text">
      <style:text-properties officeooo:rsid="01d69915"/>
    </style:style>
    <style:style style:name="T87" style:family="text">
      <style:text-properties officeooo:rsid="01d797f4"/>
    </style:style>
    <style:style style:name="T88" style:family="text">
      <style:text-properties officeooo:rsid="01d92c18"/>
    </style:style>
    <style:style style:name="T89" style:family="text">
      <style:text-properties officeooo:rsid="01d9d3f3"/>
    </style:style>
    <style:style style:name="T90" style:family="text">
      <style:text-properties officeooo:rsid="01dff5b2"/>
    </style:style>
    <style:style style:name="T91" style:family="text">
      <style:text-properties officeooo:rsid="01e343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8">T</text:span><text:span text:style-name="T5">his color is for : save datas</text:span></text:p>
      <text:p text:style-name="P61"><text:span text:style-name="T22">The </text:span><text:span text:style-name="T25">C</text:span><text:span text:style-name="T22">ustomer </text:span><text:span text:style-name="T25">S</text:span><text:span text:style-name="T22">cenario</text:span></text:p>
      <text:p text:style-name="P25">Customer account register</text:p>
      <text:p text:style-name="Standard">customer need to create an account with entering the </text:p>
      <text:p text:style-name="P41"><text:tab/>name</text:p>
      <text:p text:style-name="P41"><text:tab/>family</text:p>
      <text:p text:style-name="P41"><text:tab/>email address</text:p>
      <text:p text:style-name="P41"><text:tab/>password</text:p>
      <text:p text:style-name="P41"><text:tab/>password confirmation</text:p>
      <text:p text:style-name="P41"><text:tab/>phone number </text:p>
      <text:p text:style-name="P41"><text:tab/>address [state,city,street,alley,plate,postal code]</text:p>
      <text:p text:style-name="P41"><text:tab/>registration date (by system)</text:p>
      <text:p text:style-name="Standard">then accept the this market <text:span text:style-name="T56">term</text:span> and <text:span text:style-name="T56">rules</text:span> and if the entered information is correct <text:span text:style-name="T74">account is successfully created.</text:span></text:p>
      <text:p text:style-name="P12"/>
      <text:p text:style-name="P24">Customer account login</text:p>
      <text:p text:style-name="Standard">customer enter the email and password and log in to the account.</text:p>
      <text:p text:style-name="P1"/>
      <text:p text:style-name="P14">Customer <text:span text:style-name="T4">is</text:span> <text:span text:style-name="T4">forget the </text:span>password :</text:p>
      <text:p text:style-name="Standard">customer must enter email account and will receive the current password via email address.</text:p>
      <text:p text:style-name="Standard">If the customer attempt to login <text:span text:style-name="T56">more than </text:span><text:span text:style-name="T64">three</text:span><text:span text:style-name="T56"> times</text:span> with incorrect password the <text:span text:style-name="T56">account will be block</text:span> and customer must click the I forget the password and server will replace a new password for customer and send the new password to the customer email.</text:p>
      <text:p text:style-name="P2"/>
      <text:p text:style-name="P38"><text:span text:style-name="T2">Customer is forget the email </text:span><text:span text:style-name="T3">address</text:span><text:span text:style-name="T2"> :</text:span><text:span text:style-name="T1"> </text:span></text:p>
      <text:p text:style-name="Standard">customer must enter account name , family and phone number if the this information is correct will see the email address.</text:p>
      <text:p text:style-name="P2"/>
      <text:p text:style-name="P3"><text:span text:style-name="T5">Customer’</text:span><text:span text:style-name="T6">s have some problem with</text:span><text:span text:style-name="T7">out</text:span><text:span text:style-name="T6"> log into the account :</text:span></text:p>
      <text:p text:style-name="Standard">he can send a ticket to the admin with the following information for ticket</text:p>
      <text:p text:style-name="P41"><text:tab/><text:span text:style-name="T71">ticket id</text:span></text:p>
      <text:p text:style-name="P41"><text:tab/><text:span text:style-name="T72">ticket date</text:span></text:p>
      <text:p text:style-name="P41"><text:tab/>title</text:p>
      <text:p text:style-name="P41"><text:tab/>an email address</text:p>
      <text:p text:style-name="P41"><text:tab/>name</text:p>
      <text:p text:style-name="P41"><text:tab/>family</text:p>
      <text:p text:style-name="P41"><text:tab/>problem text</text:p>
      <text:p text:style-name="P41"><text:tab/><text:span text:style-name="T65">appendix </text:span><text:span text:style-name="T66">URL </text:span><text:span text:style-name="T67">or File</text:span></text:p>
      <text:p text:style-name="Standard">this ticket will have a <text:span text:style-name="T57">status</text:span> like <text:span text:style-name="T56">solved</text:span> , <text:span text:style-name="T56">waiting</text:span> for <text:span text:style-name="T56">customer</text:span> answer , <text:span text:style-name="T56">closed</text:span> , <text:span text:style-name="T56">waiting</text:span> for <text:span text:style-name="T56">admin</text:span> answer.</text:p>
      <text:p text:style-name="Standard">Before customer send the ticket must read and accept the <text:span text:style-name="T57">ticketing system term and rules.</text:span></text:p>
      <text:p text:style-name="P4"/>
      <text:p text:style-name="P4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26"><text:soft-page-break/>Customer Order – Cart</text:p>
      <text:p text:style-name="P22">Customer Comment for product :</text:p>
      <text:p text:style-name="P10">if the customer bought a product can write comment for this product only one time and it’s can’t remove or edit by customer, the admin must verify the comment before show under product</text:p>
      <text:p text:style-name="P11">under comment text , customer must choose one :</text:p>
      <text:p text:style-name="P11"><text:tab/>I suggest this product</text:p>
      <text:p text:style-name="P11"><text:tab/>I don’t have idea</text:p>
      <text:p text:style-name="P11"><text:tab/>I don’t suggest this product</text:p>
      <text:p text:style-name="P23"/>
      <text:p text:style-name="P23"/>
      <text:p text:style-name="P21">Customer order history :</text:p>
      <text:p text:style-name="Standard">customer can see the order history (<text:span text:style-name="T56">order status</text:span>, <text:span text:style-name="T56">order price</text:span> , <text:span text:style-name="T56">order post to which address</text:span> , <text:span text:style-name="T56">order</text:span> <text:span text:style-name="T56">post price</text:span> , <text:span text:style-name="T56">tracking code</text:span> , <text:span text:style-name="T56">items with id and price and amount</text:span>)</text:p>
      <text:p text:style-name="P50"/>
      <text:p text:style-name="P50"/>
      <text:p text:style-name="P15">Customer Cart :</text:p>
      <text:p text:style-name="P5">customer can see the his current cart for change the <text:span text:style-name="T56">amount</text:span> of the <text:span text:style-name="T56">item </text:span><text:span text:style-name="T58">id</text:span> or remove an item <text:span text:style-name="T28">or finalize the cart.</text:span></text:p>
      <text:p text:style-name="P5"/>
      <text:p text:style-name="P16">Customer Cart to Order :</text:p>
      <text:p text:style-name="Standard">the customer will add some products to their cart list after complete button will see and confirm the <text:s/>products list (this order) and price and account post address and make sure for this order and click the finalize order and will route to the bank payment gateway <text:span text:style-name="T68">if payment is </text:span><text:span text:style-name="T59">successfully</text:span><text:span text:style-name="T68"> </text:span><text:span text:style-name="T59">payment tracking code</text:span>. </text:p>
      <text:p text:style-name="Standard">the server will make minus the amount of the products in customer this order and make a <text:span text:style-name="T56">1 hour timer </text:span>for this order to pay . If this order is not payed the server will take back amounts of the products and cancel this order automatically.</text:p>
      <text:p text:style-name="P50"/>
      <text:p text:style-name="P17">Customer order statuses :</text:p>
      <text:p text:style-name="P41"><text:tab/>on way</text:p>
      <text:p text:style-name="P41"><text:tab/>working on</text:p>
      <text:p text:style-name="P41"><text:tab/>waiting for payment</text:p>
      <text:p text:style-name="P41"><text:tab/>canceled</text:p>
      <text:p text:style-name="P41"><text:tab/>completed</text:p>
      <text:p text:style-name="P41"><text:tab/>returned</text:p>
      <text:p text:style-name="P64"/>
      <text:p text:style-name="P52">Customer Ticket System :</text:p>
      <text:p text:style-name="Standard"><text:span text:style-name="T19">the customer can make a conversation with admin / manager . </text:span><text:span text:style-name="T20">Automatically the information about </text:span>ticket sender is filled by system</text:p>
      <text:p text:style-name="Standard"><text:tab/><text:span text:style-name="T56">name , family , email from Customer Id</text:span></text:p>
      <text:p text:style-name="Standard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27">Customer <text:span text:style-name="T75">Search / </text:span><text:span text:style-name="T79">share product</text:span></text:p>
      <text:p text:style-name="P68">customer options: </text:p>
      <text:p text:style-name="P40"><text:span text:style-name="T76"><text:tab/></text:span><text:span text:style-name="T77">search by word </text:span><text:span text:style-name="T82">(product name or model or brand or type) </text:span><text:span text:style-name="T77">(</text:span><text:span text:style-name="T83">suggestion </text:span><text:span text:style-name="T82">event </text:span><text:span text:style-name="T84">Keyup</text:span><text:span text:style-name="T77">)</text:span></text:p>
      <text:p text:style-name="P40"><text:span text:style-name="T76"><text:tab/></text:span><text:span text:style-name="T78">filter by brand – model – type – price – </text:span><text:span text:style-name="T80">discount</text:span></text:p>
      <text:p text:style-name="P40"><text:tab/><text:span text:style-name="T85">the product will open in another webpage/tab with product url</text:span></text:p>
      <text:p text:style-name="P68"><text:tab/></text:p>
      <text:p text:style-name="P68"><text:tab/></text:p>
      <text:p text:style-name="P68"><text:tab/></text:p>
      <text:p text:style-name="P65"><text:tab/></text:p>
      <text:p text:style-name="P65"><text:tab/></text:p>
      <text:p text:style-name="P28">Customer <text:span text:style-name="T81">Them options</text:span></text:p>
      <text:p text:style-name="P69">customer options:</text:p>
      <text:p text:style-name="P70"><text:tab/><text:span text:style-name="T86">the dark – light them mode by press button on </text:span><text:span text:style-name="T87">the </text:span><text:span text:style-name="T86">header for change ever</text:span><text:span text:style-name="T88">y</text:span><text:span text:style-name="T86">thing in the page</text:span></text:p>
      <text:p text:style-name="P70"><text:span text:style-name="T86"><text:tab/></text:span><text:span text:style-name="T89">except the images and videos.</text:span><text:span text:style-name="T86"> </text:span></text:p>
      <text:p text:style-name="P69"><text:tab/></text:p>
      <text:p text:style-name="P69"><text:tab/><text:span text:style-name="T90">ABC</text:span></text:p>
      <text:p text:style-name="P69"/>
      <text:p text:style-name="P69"/>
      <text:p text:style-name="P69"/>
      <text:p text:style-name="P61"><text:span text:style-name="T22">The </text:span><text:span text:style-name="T23">Product </text:span><text:span text:style-name="T24">S</text:span><text:span text:style-name="T22">cenario</text:span></text:p>
      <text:p text:style-name="P53">Add new product to the market:</text:p>
      <text:p text:style-name="P32">the admin / manager can add a product to the market by enter this information:</text:p>
      <text:p text:style-name="P42"><text:tab/><text:span text:style-name="T29">name (label for show)</text:span></text:p>
      <text:p text:style-name="P42"><text:tab/><text:span text:style-name="T30">brand</text:span></text:p>
      <text:p text:style-name="P42"><text:tab/><text:span text:style-name="T30">model</text:span></text:p>
      <text:p text:style-name="P42"><text:tab/><text:span text:style-name="T35">type </text:span><text:span text:style-name="T36">product</text:span></text:p>
      <text:p text:style-name="P42"><text:tab/><text:span text:style-name="T30">price</text:span></text:p>
      <text:p text:style-name="P42"><text:tab/><text:span text:style-name="T30">discount</text:span></text:p>
      <text:p text:style-name="P42"><text:tab/><text:span text:style-name="T31">image A </text:span><text:span text:style-name="T32">address</text:span></text:p>
      <text:p text:style-name="P42"><text:tab/><text:span text:style-name="T31">image B </text:span><text:span text:style-name="T32">address</text:span></text:p>
      <text:p text:style-name="P42"><text:tab/><text:span text:style-name="T31">image C </text:span><text:span text:style-name="T32">address</text:span></text:p>
      <text:p text:style-name="P42"><text:tab/><text:span text:style-name="T38">image D address</text:span></text:p>
      <text:p text:style-name="P42"><text:tab/><text:span text:style-name="T33">views </text:span><text:span text:style-name="T41">time</text:span></text:p>
      <text:p text:style-name="P42"><text:tab/><text:span text:style-name="T34">amount available</text:span></text:p>
      <text:p text:style-name="P42"><text:tab/><text:span text:style-name="T37">summary description</text:span></text:p>
      <text:p text:style-name="P44"><text:tab/><text:span text:style-name="T48">priority to sell</text:span></text:p>
      <text:p text:style-name="P45"><text:tab/>customers bought this product is suggest this? (like)</text:p>
      <text:p text:style-name="P45"><text:tab/>customers bought this product is don’t suggest this? (<text:span text:style-name="T42">dislike</text:span>)</text:p>
      <text:p text:style-name="P42"><text:tab/><text:span text:style-name="T39">description</text:span></text:p>
      <text:p text:style-name="P43"><text:tab/><text:span text:style-name="T40">{</text:span></text:p>
      <text:p text:style-name="P49"><text:span text:style-name="T10"><text:tab/><text:tab/></text:span><text:span text:style-name="T11">info </text:span><text:span text:style-name="T13">or a special option about this product </text:span><text:span text:style-name="T11">(</text:span>نوع میکروفون<text:span text:style-name="T11">) </text:span><text:span text:style-name="T14">or</text:span><text:span text:style-name="T12"> (پاسخ فرکانسی) </text:span><text:span text:style-name="T11">to etc</text:span></text:p>
      <text:p text:style-name="P46"><text:tab/>}</text:p>
      <text:p text:style-name="P42"><text:tab/><text:span text:style-name="T43">creation date</text:span></text:p>
      <text:p text:style-name="P42"><text:tab/><text:span text:style-name="T43">status (disabled or enabled for reporting to the market)</text:span></text:p>
      <text:p text:style-name="P42"><text:tab/><text:span text:style-name="T44">who is add this to the market?</text:span></text:p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3"><text:span text:style-name="T22">The </text:span><text:span text:style-name="T26">Admin </text:span><text:span text:style-name="T24">S</text:span><text:span text:style-name="T22">cenario</text:span></text:p>
      <text:p text:style-name="P19">in configure create admin account with :</text:p>
      <text:p text:style-name="P47"><text:tab/><text:span text:style-name="T73">id</text:span></text:p>
      <text:p text:style-name="P47"><text:tab/>email</text:p>
      <text:p text:style-name="P47"><text:span text:style-name="T70"><text:tab/>first </text:span>password</text:p>
      <text:p text:style-name="P47"><text:tab/><text:span text:style-name="T69">secondary password</text:span></text:p>
      <text:p text:style-name="P47"><text:tab/><text:span text:style-name="T69">third password</text:span></text:p>
      <text:p text:style-name="P47"/>
      <text:p text:style-name="P9"/>
      <text:p text:style-name="P20">Admin forget password :</text:p>
      <text:p text:style-name="P20"><text:tab/><text:span text:style-name="T9">press I forget password button , </text:span><text:span text:style-name="T21">server will replace three password and send all passwords to <text:tab/>admin email.</text:span></text:p>
      <text:p text:style-name="P8"/>
      <text:p text:style-name="P54">Admin <text:span text:style-name="T46">permissions </text:span><text:span text:style-name="T45">:</text:span></text:p>
      <text:p text:style-name="P33"><text:tab/>manage products</text:p>
      <text:p text:style-name="P33"><text:tab/>manage customers</text:p>
      <text:p text:style-name="P33"><text:tab/><text:span text:style-name="T47">manage main page banners </text:span><text:span text:style-name="T51">&amp; offers</text:span></text:p>
      <text:p text:style-name="P34"><text:tab/>manage comments</text:p>
      <text:p text:style-name="P34"><text:tab/>answer to the tickets</text:p>
      <text:p text:style-name="P34"><text:tab/><text:span text:style-name="T49">product delivery</text:span></text:p>
      <text:p text:style-name="P34"><text:tab/></text:p>
      <text:p text:style-name="P34"/>
      <text:p text:style-name="P55">Manage Products :</text:p>
      <text:p text:style-name="P35"><text:tab/>add new product</text:p>
      <text:p text:style-name="P35"><text:tab/>remove product</text:p>
      <text:p text:style-name="P35"><text:tab/>modify product (disable to show or etc)</text:p>
      <text:p text:style-name="P34"><text:tab/></text:p>
      <text:p text:style-name="P56">Manage Customers :</text:p>
      <text:p text:style-name="P56"><text:tab/><text:span text:style-name="T9">add new customer</text:span></text:p>
      <text:p text:style-name="P29"><text:tab/>remove customer</text:p>
      <text:p text:style-name="P29"><text:tab/>modify customer <text:s/>(disable things)</text:p>
      <text:p text:style-name="P29"/>
      <text:p text:style-name="P57"><text:span text:style-name="T50">Manage Main Page Banners </text:span><text:span text:style-name="T52">&amp; Offers</text:span><text:span text:style-name="T50"> :</text:span></text:p>
      <text:p text:style-name="P67"><text:span text:style-name="T9"><text:tab/></text:span><text:span text:style-name="T15">replace </text:span><text:span text:style-name="T16">new </text:span><text:span text:style-name="T61">banner</text:span><text:span text:style-name="T16"> </text:span><text:span text:style-name="T62">URL</text:span></text:p>
      <text:p text:style-name="P67"><text:span text:style-name="T15"><text:tab/></text:span><text:span text:style-name="T16">replace/change new </text:span><text:span text:style-name="T61">amazing</text:span><text:span text:style-name="T16"> </text:span><text:span text:style-name="T61">offers</text:span><text:span text:style-name="T16"> </text:span><text:span text:style-name="T61">URL</text:span></text:p>
      <text:p text:style-name="P30"/>
      <text:p text:style-name="P58">Manage Comments :</text:p>
      <text:p text:style-name="P36"><text:tab/>remove <text:span text:style-name="T56">buyer</text:span> <text:span text:style-name="T56">comment</text:span> from a product</text:p>
      <text:p text:style-name="P36"><text:tab/><text:span text:style-name="T56">confirm</text:span> the <text:s/><text:span text:style-name="T56">buyer</text:span> <text:span text:style-name="T56">comment</text:span> for a product to display</text:p>
      <text:p text:style-name="P36"><text:tab/></text:p>
      <text:p text:style-name="P59">Answer to the tickets :</text:p>
      <text:p text:style-name="P59"><text:tab/><text:span text:style-name="T9">change </text:span><text:span text:style-name="T60">tickets status</text:span><text:span text:style-name="T9"> </text:span></text:p>
      <text:p text:style-name="P31"><text:tab/>send <text:span text:style-name="T56">answer</text:span> to the <text:span text:style-name="T56">tickets</text:span></text:p>
      <text:p text:style-name="P31"><text:tab/>see tickets by sorted status</text:p>
      <text:p text:style-name="P31"/>
      <text:p text:style-name="P31"/>
      <text:p text:style-name="P60">Product Delivery :</text:p>
      <text:p text:style-name="P39"><text:span text:style-name="T18"><text:tab/>make</text:span><text:span text:style-name="T17"> ready </text:span><text:span text:style-name="T18">products</text:span><text:span text:style-name="T17"> for sell</text:span></text:p>
      <text:p text:style-name="P37"><text:tab/><text:span text:style-name="T53">post the order </text:span><text:span text:style-name="T54">to customer</text:span></text:p>
      <text:p text:style-name="P37"><text:soft-page-break/><text:tab/><text:span text:style-name="T55">change </text:span><text:span text:style-name="T63">order status</text:span></text:p>
      <text:p text:style-name="P37"><text:tab/></text:p>
      <text:p text:style-name="P37"/>
      <text:p text:style-name="P37"/>
      <text:p text:style-name="P62"><text:span text:style-name="T22">The </text:span><text:span text:style-name="T27">Main Page</text:span><text:span text:style-name="T26"> </text:span><text:span text:style-name="T24">S</text:span><text:span text:style-name="T22">cenario</text:span></text:p>
      <text:p text:style-name="P51"/>
      <text:p text:style-name="P51"/>
      <text:p text:style-name="P18">Sticky Banner :</text:p>
      <text:p text:style-name="P6">the all of website have a <text:span text:style-name="T56">sticky</text:span> <text:span text:style-name="T56">banner</text:span> on the head and will <text:span text:style-name="T56">load</text:span> from a special <text:span text:style-name="T56">URL</text:span> and have a <text:span text:style-name="T56">URL</text:span> <text:span text:style-name="T56">to</text:span> <text:span text:style-name="T56">target</text:span> if customer clicked in this go to this URL.</text:p>
      <text:p text:style-name="P6"/>
      <text:p text:style-name="P18">Amazing offers :</text:p>
      <text:p text:style-name="P7">in main page have some <text:span text:style-name="T56">small</text:span> <text:span text:style-name="T56">banners</text:span> for <text:span text:style-name="T56">adverting</text:span> or something like this , it is will <text:span text:style-name="T56">load</text:span> <text:span text:style-name="T56">from</text:span> a <text:span text:style-name="T56">URL</text:span> and have a <text:span text:style-name="T56">URL</text:span> <text:span text:style-name="T56">for</text:span> <text:span text:style-name="T56">target</text:span> to when clicked on.</text:p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16:26:15.890377388</meta:creation-date>
    <meta:generator>LibreOffice/7.0.3.1$Linux_X86_64 LibreOffice_project/00$Build-1</meta:generator>
    <dc:date>2021-04-11T18:04:54.472606563</dc:date>
    <meta:editing-duration>PT9H28M17S</meta:editing-duration>
    <meta:editing-cycles>415</meta:editing-cycles>
    <meta:document-statistic meta:table-count="0" meta:image-count="0" meta:object-count="0" meta:page-count="5" meta:paragraph-count="145" meta:word-count="920" meta:character-count="5343" meta:non-whitespace-character-count="4447"/>
  </office:meta>
</office:document-meta>
</file>